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b47804" draw:textarea-horizontal-align="justify" draw:textarea-vertical-align="middle" draw:auto-grow-height="false" fo:min-height="3.65cm" fo:min-width="3.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65cm" fo:min-width="3.4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75cm" fo:min-width="1.2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1.1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b47804" draw:textarea-horizontal-align="justify" draw:textarea-vertical-align="middle" draw:auto-grow-height="false" fo:min-height="3.65cm" fo:min-width="9.4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 fo:min-height="0.458cm" fo:min-width="0.208cm"/>
    </style:style>
    <style:style style:name="gr8" style:family="graphic" style:parent-style-name="objectwithoutfill">
      <style:graphic-properties svg:stroke-width="0.1cm" svg:stroke-color="#000000" draw:marker-start-width="0.35cm" draw:marker-end="Groty_20_strzałek_20_1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-width="0.35cm" draw:marker-end="Groty_20_strzałek_20_2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35cm" draw:marker-end="Groty_20_strzałek_20_3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1.15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15cm" fo:min-width="1.15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b4780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5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1cm" svg:stroke-color="#000000" draw:marker-start="Groty_20_strzałek_20_7" draw:marker-start-width="0.35cm" draw:marker-end="" draw:marker-end-width="0.15cm" draw:fill="none" draw:textarea-vertical-align="middle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="" draw:marker-start-width="0.35cm" draw:marker-end="Groty_20_strzałek_20_8" draw:marker-end-width="0.15cm" draw:fill="none" draw:textarea-vertical-align="middle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-width="0.15cm" draw:fill="none" draw:textarea-vertical-align="middle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4.55cm" fo:min-width="3.4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5cm" fo:min-width="2.025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2.75cm" fo:min-width="17.75cm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>
      <style:graphic-properties svg:stroke-color="#808080" draw:fill="solid" draw:fill-color="#999999" draw:textarea-horizontal-align="justify" draw:textarea-vertical-align="middle" draw:auto-grow-height="false" fo:min-height="2.402cm" fo:min-width="2.682cm"/>
      <style:paragraph-properties style:writing-mode="lr-tb"/>
    </style:style>
    <style:style style:name="gr24" style:family="graphic" style:parent-style-name="objectwithoutfill">
      <style:graphic-properties draw:marker-end="Groty_20_strzałek_20_9" draw:marker-end-width="0.3cm" draw:fill="none" draw:fill-color="#b2b2b2" draw:textarea-vertical-align="middle"/>
    </style:style>
    <style:style style:name="gr25" style:family="graphic" style:parent-style-name="objectwithoutfill">
      <style:graphic-properties draw:marker-end="Groty_20_strzałek_20_10" draw:marker-end-width="0.3cm" draw:fill="none" draw:fill-color="#b2b2b2" draw:textarea-vertical-align="middle"/>
    </style:style>
    <style:style style:name="gr26" style:family="graphic" style:parent-style-name="objectwithoutfill">
      <style:graphic-properties draw:marker-end="Groty_20_strzałek_20_11" draw:marker-end-width="0.3cm" draw:fill="none" draw:fill-color="#b2b2b2" draw:textarea-vertical-align="middle"/>
    </style:style>
    <style:style style:name="gr27" style:family="graphic" style:parent-style-name="objectwithoutfill">
      <style:graphic-properties draw:marker-end="Groty_20_strzałek_20_12" draw:marker-end-width="0.3cm" draw:fill="none" draw:fill-color="#b2b2b2" draw:textarea-vertical-align="middle"/>
    </style:style>
    <style:style style:name="gr28" style:family="graphic" style:parent-style-name="objectwithoutfill">
      <style:graphic-properties draw:marker-end="Groty_20_strzałek_20_13" draw:marker-end-width="0.3cm" draw:fill="none" draw:fill-color="#b2b2b2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2" style:family="graphic" style:parent-style-name="objectwithoutfill">
      <style:graphic-properties draw:fill="none" draw:fill-color="#b2b2b2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b47804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6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6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style:paragraph-properties fo:text-align="center" style:writing-mode="lr-tb"/>
      <style:text-properties fo:font-size="15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999999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b2b2b2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4pt"/>
    </style:style>
    <style:style style:name="T3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4cm" svg:height="4cm" svg:x="13cm" svg:y="5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cm" svg:x="1cm" svg:y="7cm">
          <text:p text:style-name="P1">Generator</text:p>
          <text:p text:style-name="P1">Sinus 5Hz</text:p>
          <text:p text:style-name="P1">20mVpp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cm" svg:height="4cm" svg:x="7cm" svg:y="7cm">
          <text:p text:style-name="P4"><text:span text:style-name="T1">Wzmacniacz z wyjściem różnicowym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cm" svg:height="2cm" svg:x="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cm" svg:height="2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1cm" svg:y="6.5cm">
          <text:p text:style-name="P1">U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2cm" svg:x="11.001cm" svg:y="9.501cm">
          <text:p text:style-name="P1">U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4cm" svg:x="13cm" svg:y="9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cm" svg:height="4cm" svg:x="7cm" svg:y="13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2cm" draw:transform="rotate (-1.5707963267949) translate (10cm 11cm)">
          <text:p text:style-name="P7"><text:span text:style-name="T2">RE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1" draw:id="id1" draw:layer="layout" svg:width="1cm" svg:height="1cm" svg:x="14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14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14.5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14.002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14.502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cm" svg:height="4cm" svg:x="7cm" svg:y="1cm">
          <text:p text:style-name="P4"><text:span text:style-name="T1">Zasilanie bateryjne 3xA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2cm" draw:transform="rotate (-1.5707963267949) translate (10cm 5.001cm)">
          <text:p text:style-name="P7"><text:span text:style-name="T2">RE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xml:id="id2" draw:id="id2" draw:layer="layout" svg:width="4cm" svg:height="4cm" svg:x="18.7cm" svg:y="9cm">
          <text:p text:style-name="P4"><text:span text:style-name="T1">Zestaw deweloperski</text:span><text:span text:style-name="T1"><text:line-break/></text:span><text:span text:style-name="T1">Max300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cm" svg:x="24.7cm" svg:y="9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cm" svg:height="2cm" svg:x="22.702cm" svg:y="10.002cm">
          <text:p text:style-name="P10"><text:span text:style-name="T3">US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2" draw:layer="layout" draw:type="line" svg:x1="15.5cm" svg:y1="7cm" svg:x2="18.7cm" svg:y2="11cm" draw:start-shape="id1" draw:start-glue-point="10" draw:end-shape="id2" draw:end-glue-point="3" svg:d="M15500 7000l3200 4000" svg:viewBox="0 0 3201 4001">
          <text:p/>
        </draw:connector>
        <draw:line draw:style-name="gr9" draw:text-style-name="P12" draw:layer="layout" svg:x1="15.5cm" svg:y1="11cm" svg:x2="18.75cm" svg:y2="11cm">
          <text:p/>
        </draw:line>
        <draw:line draw:style-name="gr10" draw:text-style-name="P12" draw:layer="layout" svg:x1="15.5cm" svg:y1="15cm" svg:x2="18.75cm" svg:y2="11cm">
          <text:p/>
        </draw:line>
      </draw:page>
      <draw:page draw:name="page2" draw:style-name="dp1" draw:master-page-name="Domyślny">
        <draw:custom-shape draw:style-name="gr1" draw:text-style-name="P2" draw:layer="layout" svg:width="4cm" svg:height="4cm" svg:x="13cm" svg:y="5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cm" svg:x="1cm" svg:y="7cm">
          <text:p text:style-name="P1">Generator</text:p>
          <text:p text:style-name="P1">Sinus 5Hz</text:p>
          <text:p text:style-name="P1">20mVpp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cm" svg:height="4cm" svg:x="7cm" svg:y="7cm">
          <text:p text:style-name="P4"><text:span text:style-name="T1">Wzmacniacz z wyjściem różnicowym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cm" svg:height="2cm" svg:x="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cm" svg:height="2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11cm" svg:y="6.5cm">
          <text:p text:style-name="P1">U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cm" svg:height="2cm" svg:x="11.001cm" svg:y="9.501cm">
          <text:p text:style-name="P1">U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4cm" svg:height="4cm" svg:x="13cm" svg:y="9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cm" svg:height="4cm" svg:x="7cm" svg:y="13cm">
          <text:p text:style-name="P1">Laminat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2cm" draw:transform="rotate (-1.5707963267949) translate (10cm 11cm)">
          <text:p text:style-name="P7"><text:span text:style-name="T2">RE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3" draw:id="id3" draw:layer="layout" svg:width="1cm" svg:height="1cm" svg:x="14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14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14.5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14.002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14.502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4cm" svg:height="4cm" svg:x="7cm" svg:y="1cm">
          <text:p text:style-name="P4"><text:span text:style-name="T1">Zasilanie bateryjne 3xA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cm" svg:height="2cm" draw:transform="rotate (-1.5707963267949) translate (10cm 5.001cm)">
          <text:p text:style-name="P7"><text:span text:style-name="T2">RE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xml:id="id4" draw:id="id4" draw:layer="layout" svg:width="4cm" svg:height="4cm" svg:x="18.75cm" svg:y="4cm">
          <text:p text:style-name="P1">Modul taśm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4cm" svg:x="18.7cm" svg:y="10cm">
          <text:p text:style-name="P1">Moduł akwizycji danych (MAD)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cm" svg:height="2cm" svg:x="22.75cm" svg:y="16.95cm">
          <text:p text:style-name="P10"><text:span text:style-name="T3">US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2" draw:layer="layout" draw:type="line" svg:x1="15.5cm" svg:y1="7cm" svg:x2="18.75cm" svg:y2="6cm" draw:start-shape="id3" draw:start-glue-point="10" draw:end-shape="id4" draw:end-glue-point="3" svg:d="M15500 7000l3250-1000" svg:viewBox="0 0 3251 1001">
          <text:p/>
        </draw:connector>
        <draw:line draw:style-name="gr9" draw:text-style-name="P12" draw:layer="layout" svg:x1="15.5cm" svg:y1="11cm" svg:x2="18.75cm" svg:y2="6cm">
          <text:p/>
        </draw:line>
        <draw:line draw:style-name="gr10" draw:text-style-name="P12" draw:layer="layout" svg:x1="15.5cm" svg:y1="15cm" svg:x2="18.75cm" svg:y2="6cm">
          <text:p/>
        </draw:line>
        <draw:custom-shape draw:style-name="gr5" draw:text-style-name="P8" draw:layer="layout" svg:width="2cm" svg:height="2cm" draw:transform="rotate (-1.5707963267949) translate (21.75cm 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4cm" svg:x="18.75cm" svg:y="16cm">
          <text:p text:style-name="P1">STM32 NUCLEO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3cm" draw:transform="rotate (-1.5707963267949) translate (22.25cm 14.001cm)">
          <text:p text:style-name="P7"><text:span text:style-name="T2">DEBU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4cm" svg:x="24.8cm" svg:y="16cm">
          <text:p text:style-name="P1">PC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omyślny">
        <draw:custom-shape draw:style-name="gr13" draw:text-style-name="P2" draw:layer="layout" svg:width="4cm" svg:height="3cm" svg:x="8cm" svg:y="11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15.1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3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7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2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4cm" svg:height="3cm" svg:x="1.75cm" svg:y="9.25cm">
          <text:p text:style-name="P4"><text:span text:style-name="T1">Rezystor regulowany dekadowy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cm" svg:height="3cm" svg:x="1.75cm" svg:y="5.25cm">
          <text:p text:style-name="P4"><text:span text:style-name="T1">Rezystor/ 220 ohm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cm" svg:height="3cm" svg:x="1.75cm" svg:y="13.25cm">
          <text:p text:style-name="P4"><text:span text:style-name="T1">Rezystor/ 220 ohm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cm" svg:y1="9.7cm" svg:x2="7.95cm" svg:y2="9.7cm">
          <text:p/>
        </draw:line>
        <draw:line draw:style-name="gr15" draw:text-style-name="P12" draw:layer="layout" svg:x1="5.7cm" svg:y1="11.7cm" svg:x2="7.95cm" svg:y2="11.7cm">
          <text:p/>
        </draw:line>
        <draw:line draw:style-name="gr15" draw:text-style-name="P12" draw:layer="layout" svg:x1="5.7cm" svg:y1="7.7cm" svg:x2="7.95cm" svg:y2="7.7cm">
          <text:p/>
        </draw:line>
        <draw:line draw:style-name="gr15" draw:text-style-name="P12" draw:layer="layout" svg:x1="5.7cm" svg:y1="5.65cm" svg:x2="7.95cm" svg:y2="5.65cm">
          <text:p/>
        </draw:line>
        <draw:line draw:style-name="gr15" draw:text-style-name="P12" draw:layer="layout" svg:x1="5.7cm" svg:y1="13.7cm" svg:x2="7.95cm" svg:y2="13.7cm">
          <text:p/>
        </draw:line>
        <draw:line draw:style-name="gr15" draw:text-style-name="P12" draw:layer="layout" svg:x1="5.7cm" svg:y1="15.7cm" svg:x2="7.95cm" svg:y2="15.7cm">
          <text:p/>
        </draw:line>
        <draw:line draw:style-name="gr16" draw:text-style-name="P14" draw:layer="layout" svg:x1="10.5cm" svg:y1="5cm" svg:x2="16cm" svg:y2="5cm">
          <text:p text:style-name="P13">I+</text:p>
          <text:p text:style-name="P13"/>
        </draw:line>
        <draw:line draw:style-name="gr17" draw:text-style-name="P14" draw:layer="layout" svg:x1="10.5cm" svg:y1="17cm" svg:x2="15.5cm" svg:y2="17cm">
          <text:p text:style-name="P13"/>
          <text:p text:style-name="P13">I-</text:p>
        </draw:line>
        <draw:line draw:style-name="gr18" draw:text-style-name="P14" draw:layer="layout" svg:x1="10.5cm" svg:y1="9cm" svg:x2="16cm" svg:y2="9cm">
          <text:p text:style-name="P13">U+</text:p>
          <text:p text:style-name="P13"/>
        </draw:line>
        <draw:line draw:style-name="gr18" draw:text-style-name="P14" draw:layer="layout" svg:x1="10.5cm" svg:y1="13cm" svg:x2="16cm" svg:y2="13cm">
          <text:p text:style-name="P13"/>
          <text:p text:style-name="P13">U-</text:p>
        </draw:line>
        <draw:custom-shape draw:style-name="gr2" draw:text-style-name="P3" draw:layer="layout" svg:width="4cm" svg:height="4cm" svg:x="22.6cm" svg:y="8.8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cm" svg:height="14.9cm" svg:x="15.55cm" svg:y="3.25cm">
          <text:p text:style-name="P4"><text:span text:style-name="T1">Zestaw deweloperski</text:span></text:p>
          <text:p text:style-name="P4"><text:span text:style-name="T1">MAX 30001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cm" svg:x="19.6cm" svg:y="9.75cm">
          <text:p text:style-name="P1">US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omyślny">
        <draw:custom-shape draw:style-name="gr2" draw:text-style-name="P3" draw:layer="layout" svg:width="4cm" svg:height="4cm" svg:x="22.7cm" svg:y="4cm">
          <text:p text:style-name="P1">Moduł akwizycji danych (MAD)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cm" svg:height="2cm" draw:transform="rotate (-1.5707963267949) translate (25.75cm 14cm)">
          <text:p text:style-name="P10"><text:span text:style-name="T3">US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4cm" svg:x="22.75cm" svg:y="10cm">
          <text:p text:style-name="P1">STM32 NUCLEO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3cm" draw:transform="rotate (-1.5707963267949) translate (26.25cm 8.001cm)">
          <text:p text:style-name="P7"><text:span text:style-name="T2">DEBUG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4cm" svg:height="4cm" svg:x="22.75cm" svg:y="16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11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15.1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3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3cm" svg:x="8cm" svg:y="7.25cm">
          <text:p text:style-name="P1">Laminat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2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cm" svg:height="2cm" svg:x="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cm" svg:x="9.5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4cm" svg:height="3cm" svg:x="1.75cm" svg:y="9.25cm">
          <text:p text:style-name="P4"><text:span text:style-name="T1">Rezystor regulowany dekadowy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cm" svg:height="3cm" svg:x="1.75cm" svg:y="5.25cm">
          <text:p text:style-name="P4"><text:span text:style-name="T1">Rezystor/ 220 ohm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cm" svg:height="3cm" svg:x="1.75cm" svg:y="13.25cm">
          <text:p text:style-name="P4"><text:span text:style-name="T1">Rezystor/ 220 ohm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5.7cm" svg:y1="9.7cm" svg:x2="7.95cm" svg:y2="9.7cm">
          <text:p/>
        </draw:line>
        <draw:line draw:style-name="gr15" draw:text-style-name="P12" draw:layer="layout" svg:x1="5.7cm" svg:y1="11.7cm" svg:x2="7.95cm" svg:y2="11.7cm">
          <text:p/>
        </draw:line>
        <draw:line draw:style-name="gr15" draw:text-style-name="P12" draw:layer="layout" svg:x1="5.7cm" svg:y1="7.7cm" svg:x2="7.95cm" svg:y2="7.7cm">
          <text:p/>
        </draw:line>
        <draw:line draw:style-name="gr15" draw:text-style-name="P12" draw:layer="layout" svg:x1="5.7cm" svg:y1="5.65cm" svg:x2="7.95cm" svg:y2="5.65cm">
          <text:p/>
        </draw:line>
        <draw:line draw:style-name="gr15" draw:text-style-name="P12" draw:layer="layout" svg:x1="5.7cm" svg:y1="13.7cm" svg:x2="7.95cm" svg:y2="13.7cm">
          <text:p/>
        </draw:line>
        <draw:line draw:style-name="gr15" draw:text-style-name="P12" draw:layer="layout" svg:x1="5.7cm" svg:y1="15.7cm" svg:x2="7.95cm" svg:y2="15.7cm">
          <text:p/>
        </draw:line>
        <draw:line draw:style-name="gr16" draw:text-style-name="P14" draw:layer="layout" svg:x1="10.5cm" svg:y1="5cm" svg:x2="16cm" svg:y2="5cm">
          <text:p text:style-name="P13">I+</text:p>
          <text:p text:style-name="P13"/>
        </draw:line>
        <draw:line draw:style-name="gr17" draw:text-style-name="P14" draw:layer="layout" svg:x1="10.5cm" svg:y1="17cm" svg:x2="15.5cm" svg:y2="17cm">
          <text:p text:style-name="P13"/>
          <text:p text:style-name="P13">I-</text:p>
        </draw:line>
        <draw:line draw:style-name="gr18" draw:text-style-name="P14" draw:layer="layout" svg:x1="10.5cm" svg:y1="9cm" svg:x2="16cm" svg:y2="9cm">
          <text:p text:style-name="P13">U+</text:p>
          <text:p text:style-name="P13"/>
        </draw:line>
        <draw:line draw:style-name="gr18" draw:text-style-name="P14" draw:layer="layout" svg:x1="10.5cm" svg:y1="13cm" svg:x2="16cm" svg:y2="13cm">
          <text:p text:style-name="P13"/>
          <text:p text:style-name="P13">U-</text:p>
        </draw:line>
        <draw:custom-shape draw:style-name="gr19" draw:text-style-name="P5" draw:layer="layout" svg:width="4cm" svg:height="14.9cm" svg:x="15.55cm" svg:y="3.25cm">
          <text:p text:style-name="P4"><text:span text:style-name="T1">Moduł taśmy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cm" svg:height="2cm" svg:x="19.6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omyślny">
        <draw:custom-shape draw:style-name="gr21" draw:text-style-name="P15" draw:layer="layout" svg:width="18.25cm" svg:height="3cm" svg:x="5.25cm" svg:y="2.75cm">
          <text:p/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4.25cm" svg:height="1cm" svg:x="11.75cm" svg:y="3.75cm">
          <draw:text-box>
            <text:p>Moduł taśmy </text:p>
          </draw:text-box>
        </draw:frame>
        <draw:custom-shape draw:style-name="gr23" draw:text-style-name="P17" draw:layer="layout" svg:width="4.5cm" svg:height="3.75cm" svg:x="1.5cm" svg:y="10.25cm">
          <text:p text:style-name="P13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5cm" svg:height="3.75cm" svg:x="11.5cm" svg:y="10.25cm">
          <text:p text:style-name="P18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5cm" svg:height="3.75cm" svg:x="16.75cm" svg:y="10.25cm">
          <text:p text:style-name="P18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5cm" svg:height="3.75cm" svg:x="21.5cm" svg:y="10.25cm">
          <text:p text:style-name="P18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4.5cm" svg:height="3.75cm" svg:x="6.25cm" svg:y="10.25cm">
          <text:p text:style-name="P18">Elektro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9" draw:layer="layout" svg:x1="7cm" svg:y1="5.75cm" svg:x2="4.5cm" svg:y2="10.5cm">
          <text:p/>
        </draw:line>
        <draw:line draw:style-name="gr25" draw:text-style-name="P19" draw:layer="layout" svg:x1="8.75cm" svg:y1="5.75cm" svg:x2="8.5cm" svg:y2="10.25cm">
          <text:p/>
        </draw:line>
        <draw:line draw:style-name="gr26" draw:text-style-name="P19" draw:layer="layout" svg:x1="13.75cm" svg:y1="5.75cm" svg:x2="13.75cm" svg:y2="10.25cm">
          <text:p/>
        </draw:line>
        <draw:line draw:style-name="gr27" draw:text-style-name="P19" draw:layer="layout" svg:x1="18.25cm" svg:y1="5.75cm" svg:x2="19cm" svg:y2="10.25cm">
          <text:p/>
        </draw:line>
        <draw:line draw:style-name="gr28" draw:text-style-name="P19" draw:layer="layout" svg:x1="22.25cm" svg:y1="5.75cm" svg:x2="23.75cm" svg:y2="10.25cm">
          <text:p/>
        </draw:line>
        <draw:frame draw:style-name="gr22" draw:text-style-name="P16" draw:layer="layout" svg:width="1cm" svg:height="1cm" svg:x="17.25cm" svg:y="5.75cm">
          <draw:text-box>
            <text:p>-I</text:p>
          </draw:text-box>
        </draw:frame>
        <draw:frame draw:style-name="gr29" draw:text-style-name="P16" draw:layer="layout" svg:width="1.5cm" svg:height="0.962cm" svg:x="12.25cm" svg:y="5.788cm">
          <draw:text-box>
            <text:p>-U</text:p>
          </draw:text-box>
        </draw:frame>
        <draw:frame draw:style-name="gr30" draw:text-style-name="P16" draw:layer="layout" svg:width="1.5cm" svg:height="1.25cm" svg:x="4.75cm" svg:y="5.75cm">
          <draw:text-box>
            <text:p>+U</text:p>
          </draw:text-box>
        </draw:frame>
        <draw:frame draw:style-name="gr31" draw:text-style-name="P16" draw:layer="layout" svg:width="1.25cm" svg:height="1.673cm" svg:x="7.5cm" svg:y="5.75cm">
          <draw:text-box>
            <text:p>+I</text:p>
          </draw:text-box>
        </draw:frame>
        <draw:line draw:style-name="gr32" draw:text-style-name="P19" draw:layer="layout" svg:x1="3.75cm" svg:y1="14cm" svg:x2="3.5cm" svg:y2="17.25cm">
          <text:p/>
        </draw:line>
        <draw:line draw:style-name="gr32" draw:text-style-name="P19" draw:layer="layout" svg:x1="7.75cm" svg:y1="14cm" svg:x2="3.5cm" svg:y2="17.25cm">
          <text:p/>
        </draw:line>
        <draw:line draw:style-name="gr32" draw:text-style-name="P19" draw:layer="layout" svg:x1="12.5cm" svg:y1="13.75cm" svg:x2="3.5cm" svg:y2="17.25cm">
          <text:p/>
        </draw:line>
        <draw:line draw:style-name="gr32" draw:text-style-name="P19" draw:layer="layout" svg:x1="18.5cm" svg:y1="14cm" svg:x2="3.5cm" svg:y2="17.25cm">
          <text:p/>
        </draw:line>
        <draw:frame draw:style-name="gr33" draw:text-style-name="P16" draw:layer="layout" svg:width="6.75cm" svg:height="2.384cm" svg:x="2.25cm" svg:y="17.5cm">
          <draw:text-box>
            <text:p>Pomiar pulsoksymetrii</text:p>
          </draw:text-box>
        </draw:frame>
        <draw:line draw:style-name="gr32" draw:text-style-name="P19" draw:layer="layout" svg:x1="9.5cm" svg:y1="13.75cm" svg:x2="15.75cm" svg:y2="17.5cm">
          <text:p/>
        </draw:line>
        <draw:line draw:style-name="gr32" draw:text-style-name="P19" draw:layer="layout" svg:x1="14cm" svg:y1="14cm" svg:x2="15.75cm" svg:y2="17.5cm">
          <text:p/>
        </draw:line>
        <draw:line draw:style-name="gr32" draw:text-style-name="P19" draw:layer="layout" svg:x1="23.25cm" svg:y1="14cm" svg:x2="15.75cm" svg:y2="17.5cm">
          <text:p/>
        </draw:line>
        <draw:frame draw:style-name="gr31" draw:text-style-name="P16" draw:layer="layout" svg:width="4.5cm" svg:height="1.673cm" svg:x="15.25cm" svg:y="17.5cm">
          <draw:text-box>
            <text:p>Pomiar pulsu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10" draw:display-name="Groty strzałek 10" svg:viewBox="0 0 20 20" svg:d="M0 20l10-20 10 20z"/>
    <draw:marker draw:name="Groty_20_strzałek_20_11" draw:display-name="Groty strzałek 11" svg:viewBox="0 0 20 20" svg:d="M0 20l10-20 10 20z"/>
    <draw:marker draw:name="Groty_20_strzałek_20_12" draw:display-name="Groty strzałek 12" svg:viewBox="0 0 20 20" svg:d="M0 20l10-20 10 20z"/>
    <draw:marker draw:name="Groty_20_strzałek_20_13" draw:display-name="Groty strzałek 13" svg:viewBox="0 0 20 20" svg:d="M0 20l10-20 10 20z"/>
    <draw:marker draw:name="Groty_20_strzałek_20_2" draw:display-name="Groty strzałek 2" svg:viewBox="0 0 20 20" svg:d="M0 20l10-20 10 20z"/>
    <draw:marker draw:name="Groty_20_strzałek_20_3" draw:display-name="Groty strzałek 3" svg:viewBox="0 0 20 20" svg:d="M0 20l10-20 10 20z"/>
    <draw:marker draw:name="Groty_20_strzałek_20_7" draw:display-name="Groty strzałek 7" svg:viewBox="0 0 20 20" svg:d="M0 20l10-20 10 20z"/>
    <draw:marker draw:name="Groty_20_strzałek_20_8" draw:display-name="Groty strzałek 8" svg:viewBox="0 0 20 20" svg:d="M0 20l10-20 10 20z"/>
    <draw:marker draw:name="Groty_20_strzałek_20_9" draw:display-name="Groty strzałek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12:18:02.962000000</meta:creation-date>
    <dc:date>2022-04-27T23:46:19.572000000</dc:date>
    <meta:editing-duration>PT45M56S</meta:editing-duration>
    <meta:editing-cycles>15</meta:editing-cycles>
    <meta:generator>LibreOffice/7.2.4.1$Windows_X86_64 LibreOffice_project/27d75539669ac387bb498e35313b970b7fe9c4f9</meta:generator>
    <meta:document-statistic meta:object-count="135"/>
  </office:meta>
</office:document-meta>
</file>